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1945in" svg:height="4.3472in" svg:x="6.3846in" svg:y="0.1681in">
            <draw:object draw:notify-on-update-of-ranges="Sheet1.A2:Sheet1.A2 Sheet1.B2:Sheet1.G2 Sheet1.A8:Sheet1.A8 Sheet1.B8:Sheet1.G8 Sheet1.A9:Sheet1.A9 Sheet1.B9:Sheet1.G9 Sheet1.A10:Sheet1.A10 Sheet1.B10:Sheet1.G10 Sheet1.A11:Sheet1.A11 Sheet1.B11:Sheet1.G11 Sheet1.A12:Sheet1.A12 Sheet1.B12:Sheet1.G12 Sheet1.A13:Sheet1.A13 Sheet1.B13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669in" svg:height="4.1075in" svg:x="6.3846in" svg:y="4.5524in">
            <draw:object draw:notify-on-update-of-ranges="Sheet1.A31:Sheet1.A31 Sheet1.B31:Sheet1.G31 Sheet1.A37:Sheet1.A37 Sheet1.B37:Sheet1.G37 Sheet1.A38:Sheet1.A38 Sheet1.B38:Sheet1.G38 Sheet1.A39:Sheet1.A39 Sheet1.B39:Sheet1.G39 Sheet1.A40:Sheet1.A40 Sheet1.B40:Sheet1.G40 Sheet1.A41:Sheet1.A41 Sheet1.B41:Sheet1.G41 Sheet1.A42:Sheet1.A42 Sheet1.B42:Sheet1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244in" svg:height="5.2626in" svg:x="12.6555in" svg:y="2.0169in">
            <draw:object draw:notify-on-update-of-ranges="Sheet1.O3:Sheet1.O3 Sheet1.O4:Sheet1.O9 Sheet1.P3:Sheet1.P3 Sheet1.P4:Sheet1.P9 Sheet1.Q3:Sheet1.Q3 Sheet1.Q4:Sheet1.Q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tual Exclusion</text:p>
          </table:table-cell>
          <table:table-cell office:value-type="string" calcext:value-type="string">
            <text:p>Time</text:p>
          </table:table-cell>
          <table:table-cell table:style-name="ce2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Number of Proces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932" calcext:value-type="float">
            <text:p>0.000932</text:p>
          </table:table-cell>
          <table:table-cell table:number-columns-repeated="8"/>
          <table:table-cell office:value-type="string" calcext:value-type="string">
            <text:p>Time (s) Mutex</text:p>
          </table:table-cell>
          <table:table-cell office:value-type="string" calcext:value-type="string">
            <text:p>Time (s) Reduction Su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3259" calcext:value-type="float">
            <text:p>0.003259</text:p>
          </table:table-cell>
          <table:table-cell table:number-columns-repeated="7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00657" calcext:value-type="float">
            <text:p>0.000657</text:p>
          </table:table-cell>
          <table:table-cell table:style-name="ce1" office:value-type="float" office:value="0.00151" calcext:value-type="float">
            <text:p>0.0015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625" calcext:value-type="float">
            <text:p>0.000625</text:p>
          </table:table-cell>
          <table:table-cell table:number-columns-repeated="7"/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0.007448" calcext:value-type="float">
            <text:p>0.007448</text:p>
          </table:table-cell>
          <table:table-cell table:style-name="ce1" office:value-type="float" office:value="0.006147" calcext:value-type="float">
            <text:p>0.00614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4" calcext:value-type="float">
            <text:p>0.000474</text:p>
          </table:table-cell>
          <table:table-cell table:number-columns-repeated="7"/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0.019366" calcext:value-type="float">
            <text:p>0.019366</text:p>
          </table:table-cell>
          <table:table-cell table:style-name="ce1" office:value-type="float" office:value="0.02755" calcext:value-type="float">
            <text:p>0.0275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501" calcext:value-type="float">
            <text:p>0.000501</text:p>
          </table:table-cell>
          <table:table-cell table:number-columns-repeated="7"/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0.126149" calcext:value-type="float">
            <text:p>0.126149</text:p>
          </table:table-cell>
          <table:table-cell table:style-name="ce1" office:value-type="float" office:value="0.144312" calcext:value-type="float">
            <text:p>0.14431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1175" calcext:value-type="float">
            <text:p>0.001175</text:p>
          </table:table-cell>
          <table:table-cell table:number-columns-repeated="7"/>
          <table:table-cell table:style-name="ce1" office:value-type="float" office:value="1000000000" calcext:value-type="float">
            <text:p>1000000000</text:p>
          </table:table-cell>
          <table:table-cell table:style-name="ce1" office:value-type="float" office:value="1.13447" calcext:value-type="float">
            <text:p>1.13447</text:p>
          </table:table-cell>
          <table:table-cell table:style-name="ce1" office:value-type="float" office:value="1.146928" calcext:value-type="float">
            <text:p>1.14692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11321" calcext:value-type="float">
            <text:p>0.011321</text:p>
          </table:table-cell>
          <table:table-cell office:value-type="float" office:value="0.010257" calcext:value-type="float">
            <text:p>0.010257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0.009968" calcext:value-type="float">
            <text:p>0.009968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0.001596" calcext:value-type="float">
            <text:p>0.001596</text:p>
          </table:table-cell>
          <table:table-cell table:number-columns-repeated="7"/>
          <table:table-cell table:style-name="ce1" office:value-type="float" office:value="10000000000" calcext:value-type="float">
            <text:p>10000000000</text:p>
          </table:table-cell>
          <table:table-cell table:style-name="ce1" office:value-type="float" office:value="10.86477" calcext:value-type="float">
            <text:p>10.86477</text:p>
          </table:table-cell>
          <table:table-cell table:style-name="ce1" office:value-type="float" office:value="10.890682" calcext:value-type="float">
            <text:p>10.890682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37503" calcext:value-type="float">
            <text:p>0.037503</text:p>
          </table:table-cell>
          <table:table-cell office:value-type="float" office:value="0.025987" calcext:value-type="float">
            <text:p>0.025987</text:p>
          </table:table-cell>
          <table:table-cell office:value-type="float" office:value="0.03654" calcext:value-type="float">
            <text:p>0.03654</text:p>
          </table:table-cell>
          <table:table-cell office:value-type="float" office:value="0.019366" calcext:value-type="float">
            <text:p>0.019366</text:p>
          </table:table-cell>
          <table:table-cell office:value-type="float" office:value="0.012804" calcext:value-type="float">
            <text:p>0.012804</text:p>
          </table:table-cell>
          <table:table-cell table:number-columns-repeated="10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0.570945" calcext:value-type="float">
            <text:p>0.570945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113364" calcext:value-type="float">
            <text:p>0.113364</text:p>
          </table:table-cell>
          <table:table-cell office:value-type="float" office:value="0.126149" calcext:value-type="float">
            <text:p>0.126149</text:p>
          </table:table-cell>
          <table:table-cell office:value-type="float" office:value="0.119344" calcext:value-type="float">
            <text:p>0.119344</text:p>
          </table:table-cell>
          <table:table-cell table:number-columns-repeated="10"/>
        </table:table-row>
        <table:table-row table:style-name="ro2">
          <table:table-cell office:value-type="float" office:value="1000000000" calcext:value-type="float">
            <text:p>1000000000</text:p>
          </table:table-cell>
          <table:table-cell office:value-type="float" office:value="5.620037" calcext:value-type="float">
            <text:p>5.620037</text:p>
          </table:table-cell>
          <table:table-cell office:value-type="float" office:value="2.852779" calcext:value-type="float">
            <text:p>2.852779</text:p>
          </table:table-cell>
          <table:table-cell office:value-type="float" office:value="1.431088" calcext:value-type="float">
            <text:p>1.431088</text:p>
          </table:table-cell>
          <table:table-cell office:value-type="float" office:value="1.012587" calcext:value-type="float">
            <text:p>1.012587</text:p>
          </table:table-cell>
          <table:table-cell office:value-type="float" office:value="1.13447" calcext:value-type="float">
            <text:p>1.13447</text:p>
          </table:table-cell>
          <table:table-cell office:value-type="float" office:value="1.010965" calcext:value-type="float">
            <text:p>1.010965</text:p>
          </table:table-cell>
          <table:table-cell table:number-columns-repeated="10"/>
        </table:table-row>
        <table:table-row table:style-name="ro2">
          <table:table-cell office:value-type="float" office:value="10000000000" calcext:value-type="float">
            <text:p>10000000000</text:p>
          </table:table-cell>
          <table:table-cell office:value-type="float" office:value="55.869845" calcext:value-type="float">
            <text:p>55.869845</text:p>
          </table:table-cell>
          <table:table-cell office:value-type="float" office:value="28.688724" calcext:value-type="float">
            <text:p>28.688724</text:p>
          </table:table-cell>
          <table:table-cell office:value-type="float" office:value="14.257597" calcext:value-type="float">
            <text:p>14.257597</text:p>
          </table:table-cell>
          <table:table-cell office:value-type="float" office:value="9.815959" calcext:value-type="float">
            <text:p>9.815959</text:p>
          </table:table-cell>
          <table:table-cell office:value-type="float" office:value="10.86477" calcext:value-type="float">
            <text:p>10.86477</text:p>
          </table:table-cell>
          <table:table-cell office:value-type="float" office:value="10.418759" calcext:value-type="float">
            <text:p>10.418759</text:p>
          </table:table-cell>
          <table:table-cell table:number-columns-repeated="10"/>
        </table:table-row>
        <table:table-row table:style-name="ro2" table:number-rows-repeated="2">
          <table:table-cell table:style-name="ce2" table:number-columns-repeated="7"/>
          <table:table-cell table:number-columns-repeated="10"/>
        </table:table-row>
        <table:table-row table:style-name="ro3">
          <table:table-cell office:value-type="string" calcext:value-type="string">
            <text:p>Mutual Exclusion &amp; Reduction Sum</text:p>
          </table:table-cell>
          <table:table-cell office:value-type="string" calcext:value-type="string">
            <text:p>Precision</text:p>
          </table:table-cell>
          <table:table-cell table:style-name="ce3" office:value-type="string" calcext:value-type="string" table:number-columns-spanned="5" table:number-rows-spanned="1">
            <text:p>Note: Precision did not change running it with reduction sum and mutex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office:value-type="string" calcext:value-type="string">
            <text:p>Number of Proces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float" office:value="1000000000" calcext:value-type="float">
            <text:p>10000000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float" office:value="10000000000" calcext:value-type="float">
            <text:p>1000000000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table:style-name="ce2" table:number-columns-repeated="7"/>
          <table:table-cell table:number-columns-repeated="10"/>
        </table:table-row>
        <table:table-row table:style-name="ro2">
          <table:table-cell office:value-type="string" calcext:value-type="string">
            <text:p>Reduction Sum</text:p>
          </table:table-cell>
          <table:table-cell office:value-type="string" calcext:value-type="string">
            <text:p>Time</text:p>
          </table:table-cell>
          <table:table-cell table:style-name="ce2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Number of Proces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548" calcext:value-type="float">
            <text:p>0.001548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1746" calcext:value-type="float">
            <text:p>0.001746</text:p>
          </table:table-cell>
          <table:table-cell table:number-columns-repeated="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0785" calcext:value-type="float">
            <text:p>0.000785</text:p>
          </table:table-cell>
          <table:table-cell table:number-columns-repeated="1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462" calcext:value-type="float">
            <text:p>0.000462</text:p>
          </table:table-cell>
          <table:table-cell table:number-columns-repeated="1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774" calcext:value-type="float">
            <text:p>0.000774</text:p>
          </table:table-cell>
          <table:table-cell table:number-columns-repeated="10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288" calcext:value-type="float">
            <text:p>0.001288</text:p>
          </table:table-cell>
          <table:table-cell table:number-columns-repeated="10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18603" calcext:value-type="float">
            <text:p>0.018603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0.007708" calcext:value-type="float">
            <text:p>0.007708</text:p>
          </table:table-cell>
          <table:table-cell office:value-type="float" office:value="0.006141" calcext:value-type="float">
            <text:p>0.006141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0.005766" calcext:value-type="float">
            <text:p>0.005766</text:p>
          </table:table-cell>
          <table:table-cell table:number-columns-repeated="10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7055" calcext:value-type="float">
            <text:p>0.07055</text:p>
          </table:table-cell>
          <table:table-cell office:value-type="float" office:value="0.030615" calcext:value-type="float">
            <text:p>0.030615</text:p>
          </table:table-cell>
          <table:table-cell office:value-type="float" office:value="0.025583" calcext:value-type="float">
            <text:p>0.025583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22252" calcext:value-type="float">
            <text:p>0.022252</text:p>
          </table:table-cell>
          <table:table-cell table:number-columns-repeated="10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0.568983" calcext:value-type="float">
            <text:p>0.568983</text:p>
          </table:table-cell>
          <table:table-cell office:value-type="float" office:value="0.303176" calcext:value-type="float">
            <text:p>0.303176</text:p>
          </table:table-cell>
          <table:table-cell office:value-type="float" office:value="0.161237" calcext:value-type="float">
            <text:p>0.161237</text:p>
          </table:table-cell>
          <table:table-cell office:value-type="float" office:value="0.139524" calcext:value-type="float">
            <text:p>0.139524</text:p>
          </table:table-cell>
          <table:table-cell office:value-type="float" office:value="0.144312" calcext:value-type="float">
            <text:p>0.144312</text:p>
          </table:table-cell>
          <table:table-cell office:value-type="float" office:value="0.128422" calcext:value-type="float">
            <text:p>0.128422</text:p>
          </table:table-cell>
          <table:table-cell table:number-columns-repeated="10"/>
        </table:table-row>
        <table:table-row table:style-name="ro2">
          <table:table-cell office:value-type="float" office:value="1000000000" calcext:value-type="float">
            <text:p>1000000000</text:p>
          </table:table-cell>
          <table:table-cell office:value-type="float" office:value="5.586158" calcext:value-type="float">
            <text:p>5.586158</text:p>
          </table:table-cell>
          <table:table-cell office:value-type="float" office:value="2.846715" calcext:value-type="float">
            <text:p>2.846715</text:p>
          </table:table-cell>
          <table:table-cell office:value-type="float" office:value="1.441947" calcext:value-type="float">
            <text:p>1.441947</text:p>
          </table:table-cell>
          <table:table-cell office:value-type="float" office:value="1.064805" calcext:value-type="float">
            <text:p>1.064805</text:p>
          </table:table-cell>
          <table:table-cell office:value-type="float" office:value="1.146928" calcext:value-type="float">
            <text:p>1.146928</text:p>
          </table:table-cell>
          <table:table-cell office:value-type="float" office:value="1.08776" calcext:value-type="float">
            <text:p>1.08776</text:p>
          </table:table-cell>
          <table:table-cell table:number-columns-repeated="10"/>
        </table:table-row>
        <table:table-row table:style-name="ro2">
          <table:table-cell office:value-type="float" office:value="10000000000" calcext:value-type="float">
            <text:p>10000000000</text:p>
          </table:table-cell>
          <table:table-cell office:value-type="float" office:value="56.551033" calcext:value-type="float">
            <text:p>56.551033</text:p>
          </table:table-cell>
          <table:table-cell office:value-type="float" office:value="28.399359" calcext:value-type="float">
            <text:p>28.399359</text:p>
          </table:table-cell>
          <table:table-cell office:value-type="float" office:value="14.295636" calcext:value-type="float">
            <text:p>14.295636</text:p>
          </table:table-cell>
          <table:table-cell office:value-type="float" office:value="10.135844" calcext:value-type="float">
            <text:p>10.135844</text:p>
          </table:table-cell>
          <table:table-cell office:value-type="float" office:value="10.890682" calcext:value-type="float">
            <text:p>10.890682</text:p>
          </table:table-cell>
          <table:table-cell office:value-type="float" office:value="10.093306" calcext:value-type="float">
            <text:p>10.093306</text:p>
          </table:table-cell>
          <table:table-cell table:number-columns-repeated="10"/>
        </table:table-row>
        <table:table-row table:style-name="ro2" table:number-rows-repeated="2">
          <table:table-cell table:style-name="ce2" table:number-columns-repeated="7"/>
          <table:table-cell table:number-columns-repeated="10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0:31:48.423672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7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30"/>
      <style:text-properties fo:font-size="9pt" style:font-size-asian="9pt" style:font-size-complex="9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735cm" svg:height="11.043cm" xlink:href=".." xlink:type="simple" chart:class="chart:bar" chart:style-name="ch1">
        <chart:title svg:x="2.691cm" svg:y="0.356cm" chart:style-name="ch2">
          <text:p>Number of Threads vs Number of Intervals vs Time</text:p>
        </chart:title>
        <chart:subtitle svg:x="5.654cm" svg:y="1.355cm" chart:style-name="ch3">
          <text:p>Mutual Exclusion Pattern</text:p>
        </chart:subtitle>
        <chart:legend chart:legend-position="end" svg:x="12.943cm" svg:y="3.977cm" style:legend-expansion="high" chart:style-name="ch4"/>
        <chart:plot-area chart:style-name="ch5" table:cell-range-address="Sheet1.A2:Sheet1.G2 Sheet1.A8:Sheet1.G13" chart:data-source-has-labels="both" svg:x="0.634cm" svg:y="1.947cm" svg:width="12.896cm" svg:height="7.43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17cm" svg:y="1.902cm" svg:width="10.437cm" svg:height="6.8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4.111cm" svg:y="9.661cm" chart:style-name="ch7">
              <text:p>Number of Threads</text:p>
            </chart:title>
            <chart:categories table:cell-range-address="Sheet1.B2:Sheet1.G2"/>
          </chart:axis>
          <chart:axis chart:dimension="y" chart:name="primary-y" chart:style-name="ch8">
            <chart:title svg:x="0cm" svg:y="7.072cm" chart:style-name="ch9">
              <text:p>Time (s) Log Scale</text:p>
            </chart:title>
            <chart:grid chart:style-name="ch10" chart:class="major"/>
          </chart:axis>
          <chart:axis chart:dimension="z" chart:name="primary-z" chart:style-name="ch11">
            <chart:title svg:x="11.244cm" svg:y="9.484cm" chart:style-name="ch12">
              <text:p>Number of Intervals</text:p>
            </chart:title>
          </chart:axis>
          <chart:series chart:style-name="ch13" chart:values-cell-range-address="Sheet1.B8:Sheet1.G8" chart:label-cell-address="Sheet1.A8:Sheet1.A8" chart:class="chart:bar">
            <chart:data-point chart:repeated="6"/>
          </chart:series>
          <chart:series chart:style-name="ch14" chart:values-cell-range-address="Sheet1.B9:Sheet1.G9" chart:label-cell-address="Sheet1.A9:Sheet1.A9" chart:class="chart:bar">
            <chart:data-point chart:repeated="6"/>
          </chart:series>
          <chart:series chart:style-name="ch15" chart:values-cell-range-address="Sheet1.B10:Sheet1.G10" chart:label-cell-address="Sheet1.A10:Sheet1.A10" chart:class="chart:bar">
            <chart:data-point chart:repeated="6"/>
          </chart:series>
          <chart:series chart:style-name="ch16" chart:values-cell-range-address="Sheet1.B11:Sheet1.G11" chart:label-cell-address="Sheet1.A11:Sheet1.A11" chart:class="chart:bar">
            <chart:data-point chart:repeated="6"/>
          </chart:series>
          <chart:series chart:style-name="ch17" chart:values-cell-range-address="Sheet1.B12:Sheet1.G12" chart:label-cell-address="Sheet1.A12:Sheet1.A12" chart:class="chart:bar">
            <chart:data-point chart:repeated="6"/>
          </chart:series>
          <chart:series chart:style-name="ch18" chart:values-cell-range-address="Sheet1.B13:Sheet1.G13" chart:label-cell-address="Sheet1.A13:Sheet1.A1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Sheet1.A8:Sheet1.A8</svg:desc>
                </draw:g>
              </table:table-cell>
              <table:table-cell office:value-type="float" office:value="0.00139">
                <text:p>0.00139</text:p>
                <draw:g>
                  <svg:desc>Sheet1.B8:Sheet1.G8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657">
                <text:p>0.000657</text:p>
              </table:table-cell>
              <table:table-cell office:value-type="float" office:value="0.001175">
                <text:p>0.001175</text:p>
              </table:table-cell>
            </table:table-row>
            <table:table-row>
              <table:table-cell office:value-type="string">
                <text:p>1000000</text:p>
                <draw:g>
                  <svg:desc>Sheet1.A9:Sheet1.A9</svg:desc>
                </draw:g>
              </table:table-cell>
              <table:table-cell office:value-type="float" office:value="0.011321">
                <text:p>0.011321</text:p>
                <draw:g>
                  <svg:desc>Sheet1.B9:Sheet1.G9</svg:desc>
                </draw:g>
              </table:table-cell>
              <table:table-cell office:value-type="float" office:value="0.010257">
                <text:p>0.010257</text:p>
              </table:table-cell>
              <table:table-cell office:value-type="float" office:value="0.007622">
                <text:p>0.007622</text:p>
              </table:table-cell>
              <table:table-cell office:value-type="float" office:value="0.009968">
                <text:p>0.009968</text:p>
              </table:table-cell>
              <table:table-cell office:value-type="float" office:value="0.007448">
                <text:p>0.007448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string">
                <text:p>10000000</text:p>
                <draw:g>
                  <svg:desc>Sheet1.A10:Sheet1.A10</svg:desc>
                </draw:g>
              </table:table-cell>
              <table:table-cell office:value-type="float" office:value="0.07275">
                <text:p>0.07275</text:p>
                <draw:g>
                  <svg:desc>Sheet1.B10:Sheet1.G10</svg:desc>
                </draw:g>
              </table:table-cell>
              <table:table-cell office:value-type="float" office:value="0.037503">
                <text:p>0.037503</text:p>
              </table:table-cell>
              <table:table-cell office:value-type="float" office:value="0.025987">
                <text:p>0.025987</text:p>
              </table:table-cell>
              <table:table-cell office:value-type="float" office:value="0.03654">
                <text:p>0.03654</text:p>
              </table:table-cell>
              <table:table-cell office:value-type="float" office:value="0.019366">
                <text:p>0.019366</text:p>
              </table:table-cell>
              <table:table-cell office:value-type="float" office:value="0.012804">
                <text:p>0.012804</text:p>
              </table:table-cell>
            </table:table-row>
            <table:table-row>
              <table:table-cell office:value-type="string">
                <text:p>100000000</text:p>
                <draw:g>
                  <svg:desc>Sheet1.A11:Sheet1.A11</svg:desc>
                </draw:g>
              </table:table-cell>
              <table:table-cell office:value-type="float" office:value="0.570945">
                <text:p>0.570945</text:p>
                <draw:g>
                  <svg:desc>Sheet1.B11:Sheet1.G11</svg:desc>
                </draw:g>
              </table:table-cell>
              <table:table-cell office:value-type="float" office:value="0.30106">
                <text:p>0.30106</text:p>
              </table:table-cell>
              <table:table-cell office:value-type="float" office:value="0.152954">
                <text:p>0.152954</text:p>
              </table:table-cell>
              <table:table-cell office:value-type="float" office:value="0.113364">
                <text:p>0.113364</text:p>
              </table:table-cell>
              <table:table-cell office:value-type="float" office:value="0.126149">
                <text:p>0.126149</text:p>
              </table:table-cell>
              <table:table-cell office:value-type="float" office:value="0.119344">
                <text:p>0.119344</text:p>
              </table:table-cell>
            </table:table-row>
            <table:table-row>
              <table:table-cell office:value-type="string">
                <text:p>1000000000</text:p>
                <draw:g>
                  <svg:desc>Sheet1.A12:Sheet1.A12</svg:desc>
                </draw:g>
              </table:table-cell>
              <table:table-cell office:value-type="float" office:value="5.620037">
                <text:p>5.620037</text:p>
                <draw:g>
                  <svg:desc>Sheet1.B12:Sheet1.G12</svg:desc>
                </draw:g>
              </table:table-cell>
              <table:table-cell office:value-type="float" office:value="2.852779">
                <text:p>2.852779</text:p>
              </table:table-cell>
              <table:table-cell office:value-type="float" office:value="1.431088">
                <text:p>1.431088</text:p>
              </table:table-cell>
              <table:table-cell office:value-type="float" office:value="1.012587">
                <text:p>1.012587</text:p>
              </table:table-cell>
              <table:table-cell office:value-type="float" office:value="1.13447">
                <text:p>1.13447</text:p>
              </table:table-cell>
              <table:table-cell office:value-type="float" office:value="1.010965">
                <text:p>1.010965</text:p>
              </table:table-cell>
            </table:table-row>
            <table:table-row>
              <table:table-cell office:value-type="string">
                <text:p>10000000000</text:p>
                <draw:g>
                  <svg:desc>Sheet1.A13:Sheet1.A13</svg:desc>
                </draw:g>
              </table:table-cell>
              <table:table-cell office:value-type="float" office:value="55.869845">
                <text:p>55.869845</text:p>
                <draw:g>
                  <svg:desc>Sheet1.B13:Sheet1.G13</svg:desc>
                </draw:g>
              </table:table-cell>
              <table:table-cell office:value-type="float" office:value="28.688724">
                <text:p>28.688724</text:p>
              </table:table-cell>
              <table:table-cell office:value-type="float" office:value="14.257597">
                <text:p>14.257597</text:p>
              </table:table-cell>
              <table:table-cell office:value-type="float" office:value="9.815959">
                <text:p>9.815959</text:p>
              </table:table-cell>
              <table:table-cell office:value-type="float" office:value="10.86477">
                <text:p>10.86477</text:p>
              </table:table-cell>
              <table:table-cell office:value-type="float" office:value="10.418759">
                <text:p>10.418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30"/>
      <style:text-properties fo:font-size="9pt" style:font-size-asian="9pt" style:font-size-complex="9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5cm" svg:height="10.434cm" xlink:href=".." xlink:type="simple" chart:class="chart:bar" chart:style-name="ch1">
        <chart:title svg:x="2.656cm" svg:y="0.344cm" chart:style-name="ch2">
          <text:p>Number of Threads vs Number of Intervals vs Time</text:p>
        </chart:title>
        <chart:subtitle svg:x="5.764cm" svg:y="1.331cm" chart:style-name="ch3">
          <text:p>Reduction Sum Pattern</text:p>
        </chart:subtitle>
        <chart:legend chart:legend-position="end" svg:x="12.873cm" svg:y="3.673cm" style:legend-expansion="high" chart:style-name="ch4"/>
        <chart:plot-area chart:style-name="ch5" table:cell-range-address="Sheet1.A31:Sheet1.G31 Sheet1.A37:Sheet1.G42" chart:data-source-has-labels="both" svg:x="0.46cm" svg:y="2.019cm" svg:width="13.178cm" svg:height="7.1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43cm" svg:y="2.012cm" svg:width="10.74cm" svg:height="6.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603cm" svg:y="9.419cm" chart:style-name="ch7">
              <text:p>Number of Threads</text:p>
            </chart:title>
            <chart:categories table:cell-range-address="Sheet1.B31:Sheet1.G31"/>
          </chart:axis>
          <chart:axis chart:dimension="y" chart:name="primary-y" chart:style-name="ch8">
            <chart:title svg:x="0cm" svg:y="7.022cm" chart:style-name="ch9">
              <text:p>Time (s) Log Scale</text:p>
            </chart:title>
            <chart:grid chart:style-name="ch10" chart:class="major"/>
          </chart:axis>
          <chart:axis chart:dimension="z" chart:name="primary-z" chart:style-name="ch11">
            <chart:title svg:x="11.805cm" svg:y="9.215cm" chart:style-name="ch12">
              <text:p>Number of Intervals</text:p>
            </chart:title>
          </chart:axis>
          <chart:series chart:style-name="ch13" chart:values-cell-range-address="Sheet1.B37:Sheet1.G37" chart:label-cell-address="Sheet1.A37:Sheet1.A37" chart:class="chart:bar">
            <chart:data-point chart:repeated="6"/>
          </chart:series>
          <chart:series chart:style-name="ch14" chart:values-cell-range-address="Sheet1.B38:Sheet1.G38" chart:label-cell-address="Sheet1.A38:Sheet1.A38" chart:class="chart:bar">
            <chart:data-point chart:repeated="6"/>
          </chart:series>
          <chart:series chart:style-name="ch15" chart:values-cell-range-address="Sheet1.B39:Sheet1.G39" chart:label-cell-address="Sheet1.A39:Sheet1.A39" chart:class="chart:bar">
            <chart:data-point chart:repeated="6"/>
          </chart:series>
          <chart:series chart:style-name="ch16" chart:values-cell-range-address="Sheet1.B40:Sheet1.G40" chart:label-cell-address="Sheet1.A40:Sheet1.A40" chart:class="chart:bar">
            <chart:data-point chart:repeated="6"/>
          </chart:series>
          <chart:series chart:style-name="ch17" chart:values-cell-range-address="Sheet1.B41:Sheet1.G41" chart:label-cell-address="Sheet1.A41:Sheet1.A41" chart:class="chart:bar">
            <chart:data-point chart:repeated="6"/>
          </chart:series>
          <chart:series chart:style-name="ch18" chart:values-cell-range-address="Sheet1.B42:Sheet1.G42" chart:label-cell-address="Sheet1.A42:Sheet1.A42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1:Sheet1.G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Sheet1.A37:Sheet1.A37</svg:desc>
                </draw:g>
              </table:table-cell>
              <table:table-cell office:value-type="float" office:value="0.003103">
                <text:p>0.003103</text:p>
                <draw:g>
                  <svg:desc>Sheet1.B37:Sheet1.G37</svg:desc>
                </draw:g>
              </table:table-cell>
              <table:table-cell office:value-type="float" office:value="0.002009">
                <text:p>0.002009</text:p>
              </table:table-cell>
              <table:table-cell office:value-type="float" office:value="0.000717">
                <text:p>0.000717</text:p>
              </table:table-cell>
              <table:table-cell office:value-type="float" office:value="0.00241">
                <text:p>0.00241</text:p>
              </table:table-cell>
              <table:table-cell office:value-type="float" office:value="0.00151">
                <text:p>0.00151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1000000</text:p>
                <draw:g>
                  <svg:desc>Sheet1.A38:Sheet1.A38</svg:desc>
                </draw:g>
              </table:table-cell>
              <table:table-cell office:value-type="float" office:value="0.018603">
                <text:p>0.018603</text:p>
                <draw:g>
                  <svg:desc>Sheet1.B38:Sheet1.G38</svg:desc>
                </draw:g>
              </table:table-cell>
              <table:table-cell office:value-type="float" office:value="0.011854">
                <text:p>0.011854</text:p>
              </table:table-cell>
              <table:table-cell office:value-type="float" office:value="0.007708">
                <text:p>0.007708</text:p>
              </table:table-cell>
              <table:table-cell office:value-type="float" office:value="0.006141">
                <text:p>0.006141</text:p>
              </table:table-cell>
              <table:table-cell office:value-type="float" office:value="0.006147">
                <text:p>0.006147</text:p>
              </table:table-cell>
              <table:table-cell office:value-type="float" office:value="0.005766">
                <text:p>0.005766</text:p>
              </table:table-cell>
            </table:table-row>
            <table:table-row>
              <table:table-cell office:value-type="string">
                <text:p>10000000</text:p>
                <draw:g>
                  <svg:desc>Sheet1.A39:Sheet1.A39</svg:desc>
                </draw:g>
              </table:table-cell>
              <table:table-cell office:value-type="float" office:value="0.07055">
                <text:p>0.07055</text:p>
                <draw:g>
                  <svg:desc>Sheet1.B39:Sheet1.G39</svg:desc>
                </draw:g>
              </table:table-cell>
              <table:table-cell office:value-type="float" office:value="0.030615">
                <text:p>0.030615</text:p>
              </table:table-cell>
              <table:table-cell office:value-type="float" office:value="0.025583">
                <text:p>0.025583</text:p>
              </table:table-cell>
              <table:table-cell office:value-type="float" office:value="0.028694">
                <text:p>0.028694</text:p>
              </table:table-cell>
              <table:table-cell office:value-type="float" office:value="0.02755">
                <text:p>0.02755</text:p>
              </table:table-cell>
              <table:table-cell office:value-type="float" office:value="0.022252">
                <text:p>0.022252</text:p>
              </table:table-cell>
            </table:table-row>
            <table:table-row>
              <table:table-cell office:value-type="string">
                <text:p>100000000</text:p>
                <draw:g>
                  <svg:desc>Sheet1.A40:Sheet1.A40</svg:desc>
                </draw:g>
              </table:table-cell>
              <table:table-cell office:value-type="float" office:value="0.568983">
                <text:p>0.568983</text:p>
                <draw:g>
                  <svg:desc>Sheet1.B40:Sheet1.G40</svg:desc>
                </draw:g>
              </table:table-cell>
              <table:table-cell office:value-type="float" office:value="0.303176">
                <text:p>0.303176</text:p>
              </table:table-cell>
              <table:table-cell office:value-type="float" office:value="0.161237">
                <text:p>0.161237</text:p>
              </table:table-cell>
              <table:table-cell office:value-type="float" office:value="0.139524">
                <text:p>0.139524</text:p>
              </table:table-cell>
              <table:table-cell office:value-type="float" office:value="0.144312">
                <text:p>0.144312</text:p>
              </table:table-cell>
              <table:table-cell office:value-type="float" office:value="0.128422">
                <text:p>0.128422</text:p>
              </table:table-cell>
            </table:table-row>
            <table:table-row>
              <table:table-cell office:value-type="string">
                <text:p>1000000000</text:p>
                <draw:g>
                  <svg:desc>Sheet1.A41:Sheet1.A41</svg:desc>
                </draw:g>
              </table:table-cell>
              <table:table-cell office:value-type="float" office:value="5.586158">
                <text:p>5.586158</text:p>
                <draw:g>
                  <svg:desc>Sheet1.B41:Sheet1.G41</svg:desc>
                </draw:g>
              </table:table-cell>
              <table:table-cell office:value-type="float" office:value="2.846715">
                <text:p>2.846715</text:p>
              </table:table-cell>
              <table:table-cell office:value-type="float" office:value="1.441947">
                <text:p>1.441947</text:p>
              </table:table-cell>
              <table:table-cell office:value-type="float" office:value="1.064805">
                <text:p>1.064805</text:p>
              </table:table-cell>
              <table:table-cell office:value-type="float" office:value="1.146928">
                <text:p>1.146928</text:p>
              </table:table-cell>
              <table:table-cell office:value-type="float" office:value="1.08776">
                <text:p>1.08776</text:p>
              </table:table-cell>
            </table:table-row>
            <table:table-row>
              <table:table-cell office:value-type="string">
                <text:p>10000000000</text:p>
                <draw:g>
                  <svg:desc>Sheet1.A42:Sheet1.A42</svg:desc>
                </draw:g>
              </table:table-cell>
              <table:table-cell office:value-type="float" office:value="56.551033">
                <text:p>56.551033</text:p>
                <draw:g>
                  <svg:desc>Sheet1.B42:Sheet1.G42</svg:desc>
                </draw:g>
              </table:table-cell>
              <table:table-cell office:value-type="float" office:value="28.399359">
                <text:p>28.399359</text:p>
              </table:table-cell>
              <table:table-cell office:value-type="float" office:value="14.295636">
                <text:p>14.295636</text:p>
              </table:table-cell>
              <table:table-cell office:value-type="float" office:value="10.135844">
                <text:p>10.135844</text:p>
              </table:table-cell>
              <table:table-cell office:value-type="float" office:value="10.890682">
                <text:p>10.890682</text:p>
              </table:table-cell>
              <table:table-cell office:value-type="float" office:value="10.093306">
                <text:p>10.093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dash" draw:stroke-dash="Long_20_Dot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03cm" svg:height="13.368cm" xlink:href=".." xlink:type="simple" chart:class="chart:line" chart:style-name="ch1">
        <chart:title svg:x="1.865cm" svg:y="0.314cm" chart:style-name="ch2">
          <text:p>Time vs Number of Intervals</text:p>
        </chart:title>
        <chart:subtitle svg:x="2.142cm" svg:y="1.56cm" chart:style-name="ch3">
          <text:p>Mutex vs Reduction Sum</text:p>
        </chart:subtitle>
        <chart:legend chart:legend-position="end" svg:x="8.953cm" svg:y="0.776cm" style:legend-expansion="custom" chartooo:width="5.966cm" chartooo:height="1.382cm" style:legend-expansion-aspect-ratio="4.31693198263386" chart:style-name="ch4"/>
        <chart:plot-area chart:style-name="ch5" table:cell-range-address="Sheet1.O3:Sheet1.Q9" chart:data-source-has-labels="both" svg:x="0.588cm" svg:y="2.386cm" svg:width="14.385cm" svg:height="9.58cm">
          <chartooo:coordinate-region svg:x="1.871cm" svg:y="2.585cm" svg:width="12.083cm" svg:height="8.734cm"/>
          <chart:axis chart:dimension="x" chart:name="primary-x" chart:style-name="ch6" chartooo:axis-type="auto">
            <chartooo:date-scale/>
            <chart:title svg:x="6.32cm" svg:y="12.233cm" chart:style-name="ch7">
              <text:p>Number of Intervals</text:p>
            </chart:title>
            <chart:categories table:cell-range-address="Sheet1.O4:Sheet1.O9"/>
          </chart:axis>
          <chart:axis chart:dimension="y" chart:name="primary-y" chart:style-name="ch8">
            <chart:title svg:x="0cm" svg:y="8.583cm" chart:style-name="ch9">
              <text:p>Time (s) Log Scale</text:p>
            </chart:title>
            <chart:grid chart:style-name="ch10" chart:class="major"/>
          </chart:axis>
          <chart:series chart:style-name="ch11" chart:values-cell-range-address="Sheet1.P4:Sheet1.P9" chart:label-cell-address="Sheet1.P3:Sheet1.P3" chart:class="chart:line">
            <chart:data-point chart:repeated="6"/>
          </chart:series>
          <chart:series chart:style-name="ch12" chart:values-cell-range-address="Sheet1.Q4:Sheet1.Q9" chart:label-cell-address="Sheet1.Q3:Sheet1.Q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 Mutex</text:p>
                <draw:g>
                  <svg:desc>Sheet1.P3:Sheet1.P3</svg:desc>
                </draw:g>
              </table:table-cell>
              <table:table-cell office:value-type="string">
                <text:p>Time (s) Reduction Sum</text:p>
                <draw:g>
                  <svg:desc>Sheet1.Q3:Sheet1.Q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O4:Sheet1.O9</svg:desc>
                </draw:g>
              </table:table-cell>
              <table:table-cell office:value-type="float" office:value="0.000657">
                <text:p>0.000657</text:p>
                <draw:g>
                  <svg:desc>Sheet1.P4:Sheet1.P9</svg:desc>
                </draw:g>
              </table:table-cell>
              <table:table-cell office:value-type="float" office:value="0.00151">
                <text:p>0.00151</text:p>
                <draw:g>
                  <svg:desc>Sheet1.Q4:Sheet1.Q9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7448">
                <text:p>0.007448</text:p>
              </table:table-cell>
              <table:table-cell office:value-type="float" office:value="0.006147">
                <text:p>0.00614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19366">
                <text:p>0.019366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126149">
                <text:p>0.126149</text:p>
              </table:table-cell>
              <table:table-cell office:value-type="float" office:value="0.144312">
                <text:p>0.144312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13447">
                <text:p>1.13447</text:p>
              </table:table-cell>
              <table:table-cell office:value-type="float" office:value="1.146928">
                <text:p>1.146928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0.86477">
                <text:p>10.86477</text:p>
              </table:table-cell>
              <table:table-cell office:value-type="float" office:value="10.890682">
                <text:p>10.890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</office:styles>
</office:document-styles>
</file>